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e46b"/>
    </style:style>
    <style:style style:name="P2" style:family="paragraph" style:parent-style-name="Standard">
      <style:text-properties officeooo:rsid="001ce46b" officeooo:paragraph-rsid="001ce46b"/>
    </style:style>
    <style:style style:name="P3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fo:margin-top="0cm" fo:margin-bottom="0.499cm" style:contextual-spacing="false" style:line-height-at-least="0.503cm"/>
      <style:text-properties fo:color="#cccccc" loext:opacity="100%" style:font-name="Droid Sans Mono" fo:font-size="10.5pt" fo:font-weight="normal" fo:background-color="#1f1f1f"/>
    </style:style>
    <style:style style:name="P5" style:family="paragraph" style:parent-style-name="Standard">
      <style:text-properties fo:color="#cccccc" loext:opacity="100%" style:font-name="Droid Sans Mono" fo:font-size="10.5pt" fo:font-weight="normal" officeooo:rsid="001ce46b" officeooo:paragraph-rsid="001ce46b" fo:background-color="#1f1f1f"/>
    </style:style>
    <style:style style:name="P6" style:family="paragraph" style:parent-style-name="Standard">
      <style:text-properties fo:color="#cccccc" loext:opacity="100%" style:font-name="Droid Sans Mono" fo:font-size="10.5pt" fo:font-weight="normal" officeooo:rsid="001ce46b" fo:background-color="#1f1f1f"/>
    </style:style>
    <style:style style:name="P7" style:family="paragraph" style:parent-style-name="Standard">
      <style:paragraph-properties style:line-height-at-least="0.503cm"/>
      <style:text-properties fo:color="#808080" loext:opacity="100%" style:font-name="Droid Sans Mono" fo:font-size="10.5pt" fo:font-weight="normal" fo:background-color="#1f1f1f"/>
    </style:style>
    <style:style style:name="P8" style:family="paragraph" style:parent-style-name="Standard">
      <style:paragraph-properties style:line-height-at-least="0.503cm"/>
    </style:style>
    <style:style style:name="P9" style:family="paragraph" style:parent-style-name="Standard">
      <style:paragraph-properties style:line-height-at-least="0.503cm"/>
      <style:text-properties fo:color="#9cdcfe" loext:opacity="100%" style:font-name="Droid Sans Mono" fo:font-size="10.5pt" fo:font-weight="normal" fo:background-color="#1f1f1f"/>
    </style:style>
    <style:style style:name="P10" style:family="paragraph" style:parent-style-name="Standard">
      <style:text-properties officeooo:rsid="001ce46b" officeooo:paragraph-rsid="001ce46b"/>
    </style:style>
    <style:style style:name="P11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12" style:family="paragraph" style:parent-style-name="Standard">
      <style:paragraph-properties fo:margin-top="0cm" fo:margin-bottom="0.499cm" style:contextual-spacing="false" style:line-height-at-least="0.503cm"/>
      <style:text-properties fo:color="#cccccc" loext:opacity="100%" style:font-name="Droid Sans Mono" fo:font-size="10.5pt" fo:font-weight="normal" fo:background-color="#1f1f1f"/>
    </style:style>
    <style:style style:name="P13" style:family="paragraph" style:parent-style-name="Standard">
      <style:text-properties fo:color="#cccccc" loext:opacity="100%" style:font-name="Droid Sans Mono" fo:font-size="10.5pt" fo:font-weight="normal" officeooo:rsid="001ce46b" officeooo:paragraph-rsid="001ce46b" fo:background-color="#1f1f1f"/>
    </style:style>
    <style:style style:name="P14" style:family="paragraph" style:parent-style-name="Standard">
      <style:paragraph-properties style:line-height-at-least="0.503cm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d4d4d4" loext:opacity="100%"/>
    </style:style>
    <style:style style:name="T7" style:family="text">
      <style:text-properties fo:color="#4fc1ff" loext:opacity="100%"/>
    </style:style>
    <style:style style:name="T8" style:family="text">
      <style:text-properties fo:color="#808080" loext:opacity="100%"/>
    </style:style>
    <style:style style:name="T9" style:family="text">
      <style:text-properties fo:color="#4ec9b0" loext:opacity="100%"/>
    </style:style>
    <style:style style:name="T10" style:family="text">
      <style:text-properties fo:color="#b5cea8" loext:opacity="100%"/>
    </style:style>
    <style:style style:name="T11" style:family="text">
      <style:text-properties officeooo:rsid="001e9d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import</text:span> { <text:span text:style-name="T2">createSlice</text:span> } <text:span text:style-name="T1">from</text:span> <text:span text:style-name="T3">"@reduxjs/toolkit"</text:span></text:p>
      <text:p text:style-name="P3"><text:span text:style-name="T1">import</text:span> { <text:span text:style-name="T2">fetchProducts</text:span> } <text:span text:style-name="T1">from</text:span> <text:span text:style-name="T3">"./THUNK"</text:span></text:p>
      <text:p text:style-name="P8"/>
      <text:p text:style-name="P3"><text:span text:style-name="T4">const</text:span> <text:span text:style-name="T7">initialState</text:span> <text:span text:style-name="T6">=</text:span> {</text:p>
      <text:p text:style-name="P3"><text:span text:style-name="T2">data:</text:span> [],</text:p>
      <text:p text:style-name="P3"><text:span text:style-name="T2">loading:</text:span> <text:span text:style-name="T4">false</text:span>,</text:p>
      <text:p text:style-name="P3"><text:span text:style-name="T2">error:</text:span> <text:span text:style-name="T4">null</text:span></text:p>
      <text:p text:style-name="P3">}</text:p>
      <text:p text:style-name="P8"/>
      <text:p text:style-name="P3"><text:span text:style-name="T4">const</text:span> <text:span text:style-name="T7">Action</text:span> <text:span text:style-name="T6">=</text:span> <text:span text:style-name="T5">createSlice</text:span>({</text:p>
      <text:p text:style-name="P3"><text:span text:style-name="T2">name:</text:span> <text:span text:style-name="T3">'products'</text:span>,</text:p>
      <text:p text:style-name="P3"><text:span text:style-name="T2">initialState</text:span>,</text:p>
      <text:p text:style-name="P3"><text:span text:style-name="T5">extraReducers</text:span><text:span text:style-name="T2">:</text:span> (<text:span text:style-name="T2">builder</text:span>) <text:span text:style-name="T4">=&gt;</text:span> {</text:p>
      <text:p text:style-name="P9">builder</text:p>
      <text:p text:style-name="P3">.<text:span text:style-name="T5">addCase</text:span>(<text:span text:style-name="T7">fetchProducts</text:span>.<text:span text:style-name="T2">pending</text:span>, (<text:span text:style-name="T2">state</text:span>) <text:span text:style-name="T4">=&gt;</text:span> {</text:p>
      <text:p text:style-name="P3"><text:span text:style-name="T1">return</text:span> {</text:p>
      <text:p text:style-name="P3"><text:span text:style-name="T6">...</text:span><text:span text:style-name="T2">state</text:span>, <text:span text:style-name="T2">loading:</text:span> <text:span text:style-name="T4">true</text:span>, <text:span text:style-name="T2">error:</text:span> <text:span text:style-name="T4">null</text:span></text:p>
      <text:p text:style-name="P3">}</text:p>
      <text:p text:style-name="P3">})</text:p>
      <text:p text:style-name="P3">.<text:span text:style-name="T5">addCase</text:span>(<text:span text:style-name="T7">fetchProducts</text:span>.<text:span text:style-name="T2">fulfilled</text:span>, (<text:span text:style-name="T2">state</text:span>, <text:span text:style-name="T2">action</text:span>) <text:span text:style-name="T4">=&gt;</text:span> {</text:p>
      <text:p text:style-name="P3"><text:span text:style-name="T1">return</text:span> {</text:p>
      <text:p text:style-name="P3"><text:span text:style-name="T6">...</text:span><text:span text:style-name="T2">state</text:span>, <text:span text:style-name="T2">data:</text:span> <text:span text:style-name="T2">action</text:span>.<text:span text:style-name="T2">payload</text:span>, <text:span text:style-name="T2">loading:</text:span> <text:span text:style-name="T4">false</text:span>, <text:span text:style-name="T2">error:</text:span> <text:span text:style-name="T4">null</text:span></text:p>
      <text:p text:style-name="P3">}</text:p>
      <text:p text:style-name="P3">})</text:p>
      <text:p text:style-name="P8"/>
      <text:p text:style-name="P3">.<text:span text:style-name="T5">addCase</text:span>(<text:span text:style-name="T7">fetchProducts</text:span>.<text:span text:style-name="T2">rejected</text:span>, (<text:span text:style-name="T2">state</text:span>, <text:span text:style-name="T2">action</text:span>) <text:span text:style-name="T4">=&gt;</text:span> {</text:p>
      <text:p text:style-name="P3"><text:span text:style-name="T1">return</text:span> {</text:p>
      <text:p text:style-name="P3"><text:span text:style-name="T6">...</text:span><text:span text:style-name="T2">state</text:span>, <text:span text:style-name="T2">error:</text:span> <text:span text:style-name="T2">action</text:span>.<text:span text:style-name="T2">payload</text:span>, <text:span text:style-name="T2">loading:</text:span> <text:span text:style-name="T4">false</text:span></text:p>
      <text:p text:style-name="P3">}</text:p>
      <text:p text:style-name="P3">})</text:p>
      <text:p text:style-name="P3">}</text:p>
      <text:p text:style-name="P3">})</text:p>
      <text:p text:style-name="P8"/>
      <text:p text:style-name="P3"><text:span text:style-name="T1">export</text:span> <text:span text:style-name="T1">default</text:span> <text:span text:style-name="T7">Action</text:span>.<text:span text:style-name="T5">reducer</text:span>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2.</text:p>
      <text:p text:style-name="P2"/>
      <text:p text:style-name="P5"><text:span text:style-name="T1">import</text:span> { <text:span text:style-name="T2">createAsyncThunk</text:span> } <text:span text:style-name="T1">from</text:span> <text:span text:style-name="T3">"@reduxjs/toolkit"</text:span>;</text:p>
      <text:p text:style-name="P8"/>
      <text:p text:style-name="P3"><text:span text:style-name="T1">export</text:span> <text:span text:style-name="T4">const</text:span> <text:span text:style-name="T7">fetchProducts</text:span> <text:span text:style-name="T6">=</text:span> <text:span text:style-name="T5">createAsyncThunk</text:span>(</text:p>
      <text:p text:style-name="P3"><text:soft-page-break/><text:span text:style-name="T3">'products/fetchProducts'</text:span>,</text:p>
      <text:p text:style-name="P3"><text:span text:style-name="T4">async</text:span> (<text:span text:style-name="T2">_</text:span>, <text:span text:style-name="T2">apiData</text:span>) <text:span text:style-name="T4">=&gt;</text:span> {</text:p>
      <text:p text:style-name="P3"><text:span text:style-name="T1">try</text:span> {</text:p>
      <text:p text:style-name="P3"><text:span text:style-name="T4">const</text:span> <text:span text:style-name="T7">api</text:span> <text:span text:style-name="T6">=</text:span> <text:span text:style-name="T1">await</text:span> <text:span text:style-name="T5">fetch</text:span>(<text:span text:style-name="T3">'https://jsonplaceholder.typicode.com/posts'</text:span>);</text:p>
      <text:p text:style-name="P3"><text:span text:style-name="T1">await</text:span> <text:span text:style-name="T4">new</text:span> <text:span text:style-name="T9">Promise</text:span>((<text:span text:style-name="T5">resolve</text:span>, <text:span text:style-name="T5">reject</text:span>) <text:span text:style-name="T4">=&gt;</text:span> {</text:p>
      <text:p text:style-name="P3"><text:span text:style-name="T5">setTimeout</text:span>(() <text:span text:style-name="T4">=&gt;</text:span> {</text:p>
      <text:p text:style-name="P3"><text:span text:style-name="T5">resolve</text:span>(<text:span text:style-name="T4">true</text:span>)</text:p>
      <text:p text:style-name="P3">}, <text:span text:style-name="T10">2000</text:span>)</text:p>
      <text:p text:style-name="P3">})</text:p>
      <text:p text:style-name="P3"><text:span text:style-name="T4">const</text:span> <text:span text:style-name="T7">data</text:span> <text:span text:style-name="T6">=</text:span> <text:span text:style-name="T1">await</text:span> <text:span text:style-name="T7">api</text:span>.<text:span text:style-name="T5">json</text:span>();</text:p>
      <text:p text:style-name="P3"><text:span text:style-name="T1">return</text:span> <text:span text:style-name="T7">data</text:span>;</text:p>
      <text:p text:style-name="P3">} <text:span text:style-name="T1">catch</text:span> (<text:span text:style-name="T2">error</text:span>) {</text:p>
      <text:p text:style-name="P3"><text:span text:style-name="T1">return</text:span> <text:span text:style-name="T2">apiData</text:span>.<text:span text:style-name="T5">rejectWithValue</text:span>(<text:span text:style-name="T2">error</text:span>.<text:span text:style-name="T2">message</text:span>)</text:p>
      <text:p text:style-name="P3">}</text:p>
      <text:p text:style-name="P3">}</text:p>
      <text:p text:style-name="P3">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</text:p>
      <text:p text:style-name="P2"/>
      <text:p text:style-name="P2">// <text:span text:style-name="T11">ESI KA SAME TO FETCH <text:s/>Multiple API</text:span></text:p>
      <text:p text:style-name="P2"/>
      <text:p text:style-name="P2"/>
      <text:p text:style-name="P2"/>
      <text:p text:style-name="P2"/>
      <text:p text:style-name="P5"><text:span text:style-name="T1">export</text:span> <text:span text:style-name="T4">const</text:span> <text:span text:style-name="T7">fetchProducts</text:span> <text:span text:style-name="T6">=</text:span> <text:span text:style-name="T5">createAsyncThunk</text:span>(</text:p>
      <text:p text:style-name="P3"><text:span text:style-name="T3">'products/fetchProducts'</text:span>,</text:p>
      <text:p text:style-name="P3"><text:span text:style-name="T4">async</text:span>(<text:span text:style-name="T2">_</text:span>, <text:span text:style-name="T2">apiData</text:span>) <text:span text:style-name="T4">=&gt;</text:span> {</text:p>
      <text:p text:style-name="P3"><text:span text:style-name="T1">try</text:span> {</text:p>
      <text:p text:style-name="P3"><text:span text:style-name="T4">const</text:span> [<text:span text:style-name="T7">api1Response</text:span>, <text:span text:style-name="T7">api2Response</text:span>] <text:span text:style-name="T6">=</text:span> <text:span text:style-name="T1">await</text:span> <text:span text:style-name="T9">Promise</text:span>.<text:span text:style-name="T5">all</text:span>([</text:p>
      <text:p text:style-name="P3"><text:span text:style-name="T5">fetch</text:span>(<text:span text:style-name="T3">""</text:span>),</text:p>
      <text:p text:style-name="P3"><text:span text:style-name="T5">fetch</text:span>(<text:span text:style-name="T3">""</text:span>)</text:p>
      <text:p text:style-name="P3">])</text:p>
      <text:p text:style-name="P8"/>
      <text:p text:style-name="P3"><text:span text:style-name="T1">await</text:span> <text:span text:style-name="T4">new</text:span> <text:span text:style-name="T9">Promise</text:span>((<text:span text:style-name="T5">res</text:span>, <text:span text:style-name="T5">rej</text:span>) <text:span text:style-name="T4">=&gt;</text:span> {</text:p>
      <text:p text:style-name="P3"><text:span text:style-name="T5">setTimeout</text:span>(() <text:span text:style-name="T4">=&gt;</text:span> {</text:p>
      <text:p text:style-name="P3"><text:span text:style-name="T5">res</text:span>(<text:span text:style-name="T4">true</text:span>) </text:p>
      <text:p text:style-name="P3">},<text:span text:style-name="T10">2000</text:span>)</text:p>
      <text:p text:style-name="P3">})</text:p>
      <text:p text:style-name="P8"/>
      <text:p text:style-name="P3"><text:span text:style-name="T4">const</text:span> [<text:span text:style-name="T7">data1</text:span>, <text:span text:style-name="T7">data2</text:span>] <text:span text:style-name="T6">=</text:span> <text:span text:style-name="T1">await</text:span> <text:span text:style-name="T9">Promise</text:span>.<text:span text:style-name="T5">all</text:span>([<text:span text:style-name="T7">api1Response</text:span>.<text:span text:style-name="T5">json</text:span>(), <text:span text:style-name="T7">api2Response</text:span>.<text:span text:style-name="T5">json</text:span>()])</text:p>
      <text:p text:style-name="P3"><text:span text:style-name="T1">return</text:span> { <text:span text:style-name="T2">first:</text:span> <text:span text:style-name="T7">data1</text:span>, <text:span text:style-name="T2">second:</text:span> <text:span text:style-name="T7">data2</text:span>}</text:p>
      <text:p text:style-name="P8"/>
      <text:p text:style-name="P3">} <text:span text:style-name="T1">catch</text:span> (<text:span text:style-name="T2">error</text:span>) {</text:p>
      <text:p text:style-name="P3"><text:span text:style-name="T2">apiData</text:span>.<text:span text:style-name="T5">rejectWithValue</text:span>(<text:span text:style-name="T2">error</text:span>.<text:span text:style-name="T2">message</text:span>)</text:p>
      <text:p text:style-name="P3">}</text:p>
      <text:p text:style-name="P3">}</text:p>
      <text:p text:style-name="P3">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3.</text:p>
      <text:p text:style-name="P2"/>
      <text:p text:style-name="P5"><text:span text:style-name="T1">import</text:span> { <text:span text:style-name="T2">configureStore</text:span> } <text:span text:style-name="T1">from</text:span> <text:span text:style-name="T3">"@reduxjs/toolkit"</text:span>;</text:p>
      <text:p text:style-name="P3"><text:span text:style-name="T1">import</text:span> <text:span text:style-name="T2">Action</text:span> <text:span text:style-name="T1">from</text:span> <text:span text:style-name="T3">"./ACTION_REDUCER"</text:span>;</text:p>
      <text:p text:style-name="P8"/>
      <text:p text:style-name="P3"><text:span text:style-name="T4">const</text:span> <text:span text:style-name="T7">STORE</text:span> <text:span text:style-name="T6">=</text:span> <text:span text:style-name="T5">configureStore</text:span>({</text:p>
      <text:p text:style-name="P3"><text:span text:style-name="T2">reducer:</text:span> {</text:p>
      <text:p text:style-name="P3"><text:span text:style-name="T5">products</text:span><text:span text:style-name="T2">:</text:span> <text:span text:style-name="T5">Action</text:span></text:p>
      <text:p text:style-name="P3">}</text:p>
      <text:p text:style-name="P3">})</text:p>
      <text:p text:style-name="P8"/>
      <text:p text:style-name="P3"><text:span text:style-name="T1">export</text:span> <text:span text:style-name="T1">default</text:span> <text:span text:style-name="T7">STORE</text:span>;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>4.</text:p>
      <text:p text:style-name="P2"/>
      <text:p text:style-name="P2"/>
      <text:p text:style-name="P2"/>
      <text:p text:style-name="P2"/>
      <text:p text:style-name="P2"/>
      <text:p text:style-name="P5"><text:span text:style-name="T1">import</text:span> <text:span text:style-name="T2">React</text:span>, { <text:span text:style-name="T2">useEffect</text:span> } <text:span text:style-name="T1">from</text:span> <text:span text:style-name="T3">'react'</text:span></text:p>
      <text:p text:style-name="P3"><text:span text:style-name="T1">import</text:span> { <text:span text:style-name="T2">fetchProducts</text:span> } <text:span text:style-name="T1">from</text:span> <text:span text:style-name="T3">'./THUNK'</text:span></text:p>
      <text:p text:style-name="P3"><text:span text:style-name="T1">import</text:span> { <text:span text:style-name="T2">useDispatch</text:span>, <text:span text:style-name="T2">useSelector</text:span> } <text:span text:style-name="T1">from</text:span> <text:span text:style-name="T3">'react-redux'</text:span></text:p>
      <text:p text:style-name="P8"/>
      <text:p text:style-name="P3"><text:span text:style-name="T4">const</text:span> <text:span text:style-name="T5">ShowThunk</text:span> <text:span text:style-name="T6">=</text:span> () <text:span text:style-name="T4">=&gt;</text:span> {</text:p>
      <text:p text:style-name="P3"><text:span text:style-name="T4">const</text:span> <text:span text:style-name="T5">dispatch</text:span> <text:span text:style-name="T6">=</text:span> <text:span text:style-name="T5">useDispatch</text:span>();</text:p>
      <text:p text:style-name="P8"/>
      <text:p text:style-name="P3"><text:span text:style-name="T5">useEffect</text:span>(() <text:span text:style-name="T4">=&gt;</text:span> {</text:p>
      <text:p text:style-name="P3"><text:span text:style-name="T5">dispatch</text:span>(<text:span text:style-name="T5">fetchProducts</text:span>())</text:p>
      <text:p text:style-name="P3">}, [<text:span text:style-name="T5">dispatch</text:span>])</text:p>
      <text:p text:style-name="P8"><text:soft-page-break/></text:p>
      <text:p text:style-name="P3"><text:span text:style-name="T4">const</text:span> { <text:span text:style-name="T7">loading</text:span>, <text:span text:style-name="T7">data</text:span>, <text:span text:style-name="T7">error</text:span> } <text:span text:style-name="T6">=</text:span> <text:span text:style-name="T5">useSelector</text:span>((<text:span text:style-name="T2">state</text:span>) <text:span text:style-name="T4">=&gt;</text:span> <text:span text:style-name="T2">state</text:span>.<text:span text:style-name="T2">products</text:span>)</text:p>
      <text:p text:style-name="P8"/>
      <text:p text:style-name="P3"><text:span text:style-name="T1">if</text:span> (<text:span text:style-name="T7">loading</text:span>) <text:span text:style-name="T1">return</text:span> <text:span text:style-name="T8">&lt;</text:span><text:span text:style-name="T4">h1</text:span><text:span text:style-name="T8">&gt;</text:span>Loading ...<text:span text:style-name="T8">&lt;/</text:span><text:span text:style-name="T4">h1</text:span><text:span text:style-name="T8">&gt;</text:span></text:p>
      <text:p text:style-name="P3"><text:span text:style-name="T1">if</text:span> (<text:span text:style-name="T7">error</text:span>) <text:span text:style-name="T1">return</text:span> <text:span text:style-name="T8">&lt;</text:span> <text:span text:style-name="T4">h1</text:span><text:span text:style-name="T8">&gt;</text:span>error<text:span text:style-name="T8">&lt;/</text:span><text:span text:style-name="T4">h1</text:span><text:span text:style-name="T8">&gt;</text:span></text:p>
      <text:p text:style-name="P3"><text:span text:style-name="T1">if</text:span> (<text:span text:style-name="T7">data</text:span>) <text:span text:style-name="T1">return</text:span> <text:span text:style-name="T2">console</text:span>.<text:span text:style-name="T5">log</text:span>(<text:span text:style-name="T7">data</text:span>)</text:p>
      <text:p text:style-name="P8"/>
      <text:p text:style-name="P3"><text:span text:style-name="T1">return</text:span> (</text:p>
      <text:p text:style-name="P7">&lt;&gt;</text:p>
      <text:p text:style-name="P8"/>
      <text:p text:style-name="P7">&lt;/&gt;</text:p>
      <text:p text:style-name="P3">)</text:p>
      <text:p text:style-name="P3">}</text:p>
      <text:p text:style-name="P8"/>
      <text:p text:style-name="P3"><text:span text:style-name="T1">export</text:span> <text:span text:style-name="T1">default</text:span> <text:span text:style-name="T5">ShowThunk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7:29:25.187985744</meta:creation-date>
    <dc:date>2024-09-13T17:44:43.055446137</dc:date>
    <meta:editing-duration>PT2M3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5" meta:paragraph-count="98" meta:word-count="293" meta:character-count="2102" meta:non-whitespace-character-count="1905"/>
  </office:meta>
</office:document-meta>
</file>